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7a9a" officeooo:paragraph-rsid="001b7a9a"/>
    </style:style>
    <style:style style:name="P2" style:family="paragraph" style:parent-style-name="Standard" style:list-style-name="L1">
      <style:text-properties officeooo:rsid="001b7a9a" officeooo:paragraph-rsid="001b7a9a"/>
    </style:style>
    <style:style style:name="P3" style:family="paragraph" style:parent-style-name="Standard" style:list-style-name="L1">
      <style:text-properties officeooo:rsid="001c8287" officeooo:paragraph-rsid="001c8287"/>
    </style:style>
    <style:style style:name="P4" style:family="paragraph" style:parent-style-name="Standard" style:list-style-name="L1">
      <style:text-properties officeooo:rsid="001fa13d" officeooo:paragraph-rsid="001fa13d"/>
    </style:style>
    <style:style style:name="P5" style:family="paragraph" style:parent-style-name="Standard" style:list-style-name="L1">
      <style:text-properties officeooo:rsid="0020d0c4" officeooo:paragraph-rsid="0020d0c4"/>
    </style:style>
    <style:style style:name="P6" style:family="paragraph" style:parent-style-name="Standard" style:list-style-name="L1">
      <style:text-properties officeooo:rsid="002172e2" officeooo:paragraph-rsid="002172e2"/>
    </style:style>
    <style:style style:name="P7" style:family="paragraph" style:parent-style-name="Standard">
      <style:text-properties officeooo:rsid="002172e2" officeooo:paragraph-rsid="002172e2"/>
    </style:style>
    <style:style style:name="P8" style:family="paragraph" style:parent-style-name="Standard" style:list-style-name="L2">
      <style:text-properties officeooo:rsid="0022826a" officeooo:paragraph-rsid="0022826a"/>
    </style:style>
    <style:style style:name="P9" style:family="paragraph" style:parent-style-name="Standard" style:list-style-name="L2">
      <style:text-properties officeooo:rsid="0022826a" officeooo:paragraph-rsid="0026094d"/>
    </style:style>
    <style:style style:name="P10" style:family="paragraph" style:parent-style-name="Standard">
      <style:text-properties officeooo:rsid="0022826a" officeooo:paragraph-rsid="0026094d"/>
    </style:style>
    <style:style style:name="P11" style:family="paragraph" style:parent-style-name="Standard" style:list-style-name="L2">
      <style:text-properties officeooo:rsid="0026094d" officeooo:paragraph-rsid="0026094d"/>
    </style:style>
    <style:style style:name="P12" style:family="paragraph" style:parent-style-name="Standard" style:list-style-name="L2">
      <style:text-properties officeooo:rsid="0026819b" officeooo:paragraph-rsid="0026819b"/>
    </style:style>
    <style:style style:name="T1" style:family="text">
      <style:text-properties officeooo:rsid="001de61f"/>
    </style:style>
    <style:style style:name="T2" style:family="text">
      <style:text-properties officeooo:rsid="001fa13d"/>
    </style:style>
    <style:style style:name="T3" style:family="text">
      <style:text-properties officeooo:rsid="0026094d"/>
    </style:style>
    <style:style style:name="T4" style:family="text">
      <style:text-properties officeooo:rsid="0026819b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laws apply to employment and the software industry in the UK?</text:p>
      <text:list xml:id="list2471554868" text:style-name="L1">
        <text:list-item>
          <text:p text:style-name="P2">Data privacy and protection <text:span text:style-name="T1">(GDPR in Europe, CCPA in the US)</text:span></text:p>
        </text:list-item>
        <text:list-item>
          <text:p text:style-name="P3">Software contracts and negotiations</text:p>
        </text:list-item>
        <text:list-item>
          <text:p text:style-name="P3">Employment <text:span text:style-name="T2">Rights Act (outlines employee rights on unfair dismissal, redundancy, and parental leave)</text:span></text:p>
        </text:list-item>
        <text:list-item>
          <text:p text:style-name="P4">National Minimum Wage Act (minimum wage that employers must pay their workers)</text:p>
        </text:list-item>
        <text:list-item>
          <text:p text:style-name="P5">Equality Act (prevents discrimination based on protected characteristics)</text:p>
        </text:list-item>
        <text:list-item>
          <text:p text:style-name="P6">Computer Misuse Act</text:p>
        </text:list-item>
        <text:list-item>
          <text:p text:style-name="P6">Health and Safety at Work Act</text:p>
        </text:list-item>
      </text:list>
      <text:p text:style-name="P7"/>
      <text:p text:style-name="P10">How does the Health and Safety at Work Act <text:span text:style-name="T3">(HWSA)</text:span> affect software development companies and their employees?</text:p>
      <text:list xml:id="list4049215706" text:style-name="L2">
        <text:list-item>
          <text:p text:style-name="P9">The <text:span text:style-name="T3">HWSA</text:span> requires software development companies to ensure a safe working environment for their employees, this includes conducting risk assessments</text:p>
        </text:list-item>
        <text:list-item>
          <text:p text:style-name="P12">Provide training on health and safety practices, including safe use of software and equipment</text:p>
        </text:list-item>
        <text:list-item>
          <text:p text:style-name="P8">Compliance with this act helps protect workers from hazards, promote well-being and productivity</text:p>
        </text:list-item>
        <text:list-item>
          <text:p text:style-name="P11">Employers must ensure the workplace is ergonomically designed to prevent injuries, especially for those using display screens</text:p>
        </text:list-item>
        <text:list-item>
          <text:p text:style-name="P11">Conduct regular health and safety audits to ensure compliance with the HWS<text:span text:style-name="T4">A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8T10:49:30.939757873</meta:creation-date>
    <meta:generator>LibreOffice/7.3.7.2$Linux_X86_64 LibreOffice_project/30$Build-2</meta:generator>
    <dc:date>2025-10-08T11:56:11.208168399</dc:date>
    <meta:editing-duration>PT55M43S</meta:editing-duration>
    <meta:editing-cycles>10</meta:editing-cycles>
    <meta:document-statistic meta:table-count="0" meta:image-count="0" meta:object-count="0" meta:page-count="1" meta:paragraph-count="14" meta:word-count="174" meta:character-count="1117" meta:non-whitespace-character-count="969"/>
  </office:meta>
</office:document-meta>
</file>